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arial1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style:font-name="arial1"/>
    </style:style>
    <style:style style:name="P2" style:family="paragraph" style:parent-style-name="Standard">
      <style:paragraph-properties fo:orphans="2" fo:widows="2"/>
      <style:text-properties fo:font-variant="normal" fo:text-transform="none" fo:color="#000000" style:font-name="arial1" fo:font-size="12pt" fo:letter-spacing="normal" fo:font-style="normal" fo:font-weight="normal"/>
    </style:style>
    <style:style style:name="P3" style:family="paragraph" style:parent-style-name="Standard">
      <style:paragraph-properties fo:orphans="2" fo:widows="2"/>
      <style:text-properties fo:font-variant="normal" fo:text-transform="none" fo:color="#000000" style:font-name="arial" fo:font-size="12pt" fo:letter-spacing="normal" fo:font-style="normal" fo:font-weight="normal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1" fo:font-size="13.3500003814697pt" fo:letter-spacing="normal" fo:font-style="normal" fo:font-weight="bold"/>
    </style:style>
    <style:style style:name="T1" style:family="text">
      <style:text-properties style:font-name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mplement method to Generate Gaussian kernel</text:p>
      <text:p text:style-name="P2">Input: Seed, dimension of the kernel (e.g. 3x3, 4x4, etc.)</text:p>
      <text:p text:style-name="P2">Output: gaussian kernel matrix.</text:p>
      <text:p text:style-name="P1"/>
      <text:p text:style-name="P2">Take a look at lab exercise from previous semester Image Processing class (ce_04.pdf, http://celine.fouard.free.fr/signal/pdf/ce_04.pdf) in the exercise 3.7. </text:p>
      <text:p text:style-name="P3"><text:span text:style-name="T1">What we need is to generate the gaussian kernel like the one in the figure 3 of the exercise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arial1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1-01-06T11:19:51</meta:creation-date>
    <meta:document-statistic meta:table-count="0" meta:image-count="0" meta:object-count="0" meta:page-count="1" meta:paragraph-count="5" meta:word-count="57" meta:character-count="384"/>
    <dc:date>2011-01-06T11:20:32</dc:date>
    <dc:creator>jander nascimento</dc:creator>
    <meta:editing-duration>PT00H00M42S</meta:editing-duration>
    <meta:editing-cycles>1</meta:editing-cycles>
    <meta:generator>OpenOffice.org/3.2$Linux OpenOffice.org_project/320m12$Build-9483</meta:generator>
  </office:meta>
</office:document-meta>
</file>